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0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24.00pt" fo:font-weight="bold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bold" fo:font-family="Garamond" style:font-family-asian="Garamond" style:font-family-complex="Garamond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fo:font-family="'Times New Roman'" style:font-family-asian="'Times New Roman'" style:font-family-complex="'Times New Roman'" fo:background-color="transparent" fo:color="#000000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fo:color="#000000"/>
    </style:style>
    <style:style style:name="T12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8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6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4.00pt" fo:font-weight="bold" fo:font-family="'Arial Black'" style:font-family-asian="'Arial Black'" style:font-family-complex="'Arial Black'" fo:background-color="transparent" style:use-window-font-color="true"/>
    </style:style>
    <style:style style:name="T35" style:family="text">
      <style:text-properties fo:font-size="18.00pt" fo:font-weight="bold" fo:font-family="'Arial Black'" style:font-family-asian="'Arial Black'" style:font-family-complex="'Arial Black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4.00pt" fo:font-weight="bold" fo:font-family="'Arial Black'" style:font-family-asian="'Arial Black'" style:font-family-complex="'Arial Black'" fo:background-color="transparent" style:use-window-font-color="true"/>
    </style:style>
    <style:style style:name="T41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20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6.00pt" fo:font-weight="bold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center" fo:margin-bottom="10.00pt"/>
    </style:style>
    <style:style style:name="P5" style:family="paragraph">
      <style:paragraph-properties fo:line-height="100.00%" fo:text-align="lef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15.00%" fo:text-align="left" fo:margin-bottom="10.00pt"/>
    </style:style>
    <style:style style:name="P7" style:family="paragraph">
      <style:paragraph-properties fo:line-height="100.00%" fo:text-align="left" fo:margin-bottom="8.00pt"/>
    </style:style>
    <text:list-style style:name="L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bottom="8.00pt"/>
    </style:style>
    <style:style style:name="P9" style:family="paragraph">
      <style:paragraph-properties fo:line-height="100.00%" fo:text-align="left" fo:margin-bottom="8.00pt"/>
    </style:style>
    <style:style style:name="P10" style:family="paragraph">
      <style:paragraph-properties fo:line-height="115.00%" fo:text-align="left" fo:margin-bottom="10.00pt"/>
    </style:style>
    <style:style style:name="P11" style:family="paragraph">
      <style:paragraph-properties fo:line-height="100.00%" fo:text-align="left" fo:margin-bottom="10.00pt"/>
    </style:style>
    <style:style style:name="P12" style:family="paragraph">
      <style:paragraph-properties fo:line-height="115.00%" fo:text-align="left" fo:margin-bottom="10.00pt"/>
    </style:style>
    <style:style style:name="P13" style:family="paragraph">
      <style:paragraph-properties fo:line-height="100.00%" fo:text-align="center" fo:margin-bottom="10.00pt"/>
    </style:style>
    <style:style style:name="P14" style:family="paragraph">
      <style:paragraph-properties fo:line-height="100.00%" fo:text-align="left" fo:margin-bottom="10.00pt"/>
    </style:style>
    <style:style style:name="P15" style:family="paragraph">
      <style:paragraph-properties fo:line-height="115.00%" fo:text-align="left" fo:margin-bottom="10.00pt"/>
    </style:style>
    <style:style style:name="P16" style:family="paragraph">
      <style:paragraph-properties fo:line-height="100.00%" fo:text-align="left" fo:margin-left="5.40pt" fo:text-indent="-5.40pt">
        <style:tab-stops>
          <style:tab-stop style:position="468.45pt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left" fo:margin-left="5.40pt" fo:text-indent="-5.40pt">
        <style:tab-stops>
          <style:tab-stop style:position="472.65pt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left" fo:margin-left="5.40pt" fo:text-indent="-5.40pt">
        <style:tab-stops>
          <style:tab-stop style:position="472.65pt"/>
        </style:tab-stops>
      </style:paragraph-properties>
    </style:style>
    <style:style style:name="P21" style:family="paragraph">
      <style:paragraph-properties fo:line-height="100.00%" fo:text-align="left"/>
    </style:style>
    <style:style style:name="P22" style:family="paragraph">
      <style:paragraph-properties fo:line-height="100.00%" fo:text-align="left" fo:margin-left="77.40pt" fo:text-indent="-5.40pt">
        <style:tab-stops>
          <style:tab-stop style:position="135.60pt"/>
        </style:tab-stops>
      </style:paragraph-properties>
    </style:style>
    <style:style style:name="P23" style:family="paragraph">
      <style:paragraph-properties fo:line-height="100.00%" fo:text-align="left"/>
    </style:style>
    <style:style style:name="P24" style:family="paragraph">
      <style:paragraph-properties fo:line-height="100.00%" fo:text-align="left" fo:margin-left="77.40pt" fo:text-indent="-5.40pt">
        <style:tab-stops>
          <style:tab-stop style:position="135.60pt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left" fo:margin-left="77.40pt" fo:text-indent="-5.40pt">
        <style:tab-stops>
          <style:tab-stop style:position="135.60pt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left" fo:margin-left="77.40pt" fo:text-indent="-5.40pt">
        <style:tab-stops>
          <style:tab-stop style:position="135.60pt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left" fo:margin-left="77.40pt" fo:text-indent="-5.40pt">
        <style:tab-stops>
          <style:tab-stop style:position="135.60pt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left" fo:margin-left="77.40pt" fo:text-indent="-5.40pt">
        <style:tab-stops>
          <style:tab-stop style:position="135.60pt"/>
        </style:tab-stops>
      </style:paragraph-properties>
    </style:style>
    <style:style style:name="P33" style:family="paragraph">
      <style:paragraph-properties fo:line-height="100.00%" fo:text-align="left"/>
    </style:style>
    <style:style style:name="P34" style:family="paragraph">
      <style:paragraph-properties fo:line-height="100.00%" fo:text-align="left" fo:margin-left="77.40pt" fo:text-indent="-5.40pt">
        <style:tab-stops>
          <style:tab-stop style:position="135.60pt"/>
        </style:tab-stops>
      </style:paragraph-properties>
    </style:style>
    <style:style style:name="P35" style:family="paragraph">
      <style:paragraph-properties fo:line-height="100.00%" fo:text-align="left"/>
    </style:style>
    <style:style style:name="P36" style:family="paragraph">
      <style:paragraph-properties fo:line-height="100.00%" fo:text-align="left" fo:margin-left="77.40pt" fo:text-indent="-5.40pt">
        <style:tab-stops>
          <style:tab-stop style:position="135.60p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5.40pt" fo:text-indent="-5.40pt">
        <style:tab-stops>
          <style:tab-stop style:position="468.45pt"/>
        </style:tab-stops>
      </style:paragraph-properties>
    </style:style>
    <style:style style:name="P39" style:family="paragraph">
      <style:paragraph-properties fo:line-height="115.00%" fo:text-align="left" fo:margin-bottom="10.00pt"/>
    </style:style>
    <style:style style:name="P40" style:family="paragraph">
      <style:paragraph-properties fo:line-height="100.00%" fo:text-align="left" fo:margin-bottom="10.00pt"/>
    </style:style>
    <style:style style:name="P41" style:family="paragraph">
      <style:paragraph-properties fo:line-height="115.00%" fo:text-align="left" fo:margin-bottom="10.00pt"/>
    </style:style>
    <style:style style:name="P42" style:family="paragraph">
      <style:paragraph-properties fo:line-height="100.00%" fo:text-align="left" fo:margin-bottom="10.00pt"/>
    </style:style>
    <style:style style:name="P43" style:family="paragraph">
      <style:paragraph-properties fo:line-height="115.00%" fo:text-align="left" fo:margin-bottom="10.00pt"/>
    </style:style>
    <style:style style:name="TableColumn0100" style:family="table-column">
      <style:table-column-properties style:column-width="6.581250in"/>
    </style:style>
    <style:style style:name="Table01" style:family="table">
      <style:table-properties style:width="6.581250in" fo:margin-left="0.000000in" style:writing-mode="lr" table:align="left" style:may-break-between-rows="true"/>
    </style:style>
    <style:style style:name="TableRow0100" style:family="table-row">
      <style:table-row-properties style:min-row-height="4.080556in"/>
    </style:style>
    <style:style style:name="TableCell01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200" style:family="table-column">
      <style:table-column-properties style:column-width="6.639583in"/>
    </style:style>
    <style:style style:name="Table02" style:family="table">
      <style:table-properties style:width="6.639583in" fo:margin-left="0.000000in" style:writing-mode="lr" table:align="left" style:may-break-between-rows="true"/>
    </style:style>
    <style:style style:name="TableRow0200" style:family="table-row">
      <style:table-row-properties style:min-row-height="0.290278in"/>
    </style:style>
    <style:style style:name="TableCell02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300" style:family="table-column">
      <style:table-column-properties style:column-width="2.958333in"/>
    </style:style>
    <style:style style:name="Table03" style:family="table">
      <style:table-properties style:width="2.958333in" fo:margin-left="1.000000in" style:writing-mode="lr" table:align="left" style:may-break-between-rows="true"/>
    </style:style>
    <style:style style:name="TableRow0300" style:family="table-row">
      <style:table-row-properties style:min-row-height="0.232639in"/>
    </style:style>
    <style:style style:name="TableCell03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400" style:family="table-column">
      <style:table-column-properties style:column-width="2.958333in"/>
    </style:style>
    <style:style style:name="Table04" style:family="table">
      <style:table-properties style:width="2.958333in" fo:margin-left="1.000000in" style:writing-mode="lr" table:align="left" style:may-break-between-rows="true"/>
    </style:style>
    <style:style style:name="TableRow0400" style:family="table-row">
      <style:table-row-properties style:min-row-height="0.232639in"/>
    </style:style>
    <style:style style:name="TableCell04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500" style:family="table-column">
      <style:table-column-properties style:column-width="2.958333in"/>
    </style:style>
    <style:style style:name="Table05" style:family="table">
      <style:table-properties style:width="2.958333in" fo:margin-left="1.000000in" style:writing-mode="lr" table:align="left" style:may-break-between-rows="true"/>
    </style:style>
    <style:style style:name="TableRow0500" style:family="table-row">
      <style:table-row-properties style:min-row-height="0.232639in"/>
    </style:style>
    <style:style style:name="TableCell05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  <style:style style:name="TableColumn0600" style:family="table-column">
      <style:table-column-properties style:column-width="2.958333in"/>
    </style:style>
    <style:style style:name="Table06" style:family="table">
      <style:table-properties style:width="2.958333in" fo:margin-left="1.000000in" style:writing-mode="lr" table:align="left" style:may-break-between-rows="true"/>
    </style:style>
    <style:style style:name="TableRow0600" style:family="table-row">
      <style:table-row-properties style:min-row-height="0.952083in"/>
    </style:style>
    <style:style style:name="TableCell060000" style:family="table-cell">
      <style:table-cell-properties fo:border-top="0.005556in solid #000000" fo:border-left="0.005556in solid #000000" fo:border-right="0.005556in solid #000000" fo:border-bottom="0.005556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Project-Team:2</text:span></text:p>
      <text:p text:style-name="P1"><text:span text:style-name="T2">Team Members:</text:span></text:p>
      <text:p text:style-name="P2"><text:span text:style-name="T3">Priyanka B V</text:span></text:p>
      <text:p text:style-name="P2"><text:span text:style-name="T3">Sade Navalatha </text:span></text:p>
      <text:p text:style-name="P2"><text:span text:style-name="T3">Lagumsani Sravanthi</text:span></text:p>
      <text:p text:style-name="P2"><text:span text:style-name="T3">Neeruganti Chandana </text:span></text:p>
      <text:p text:style-name="P2"><text:span text:style-name="T3">Punna Ganesh</text:span><text:span text:style-name="T4"/></text:p>
      <text:p text:style-name="P3"><text:span text:style-name="T4"/></text:p>
      <text:p text:style-name="P4"><text:span text:style-name="T5">Online Grocery<text:s text:c="2"/></text:span></text:p>
      <text:p text:style-name="P5"><text:span text:style-name="T6">Project Specification</text:span><text:span text:style-name="T7">:</text:span></text:p>
      <text:p text:style-name="P5"><text:span text:style-name="T8"/></text:p>
      <text:list text:style-name="L6">
        <text:list-item>
          <text:p text:style-name="P6"><text:span text:style-name="T9">Responsive SPA using React/ Angular.</text:span></text:p>
        </text:list-item>
        <text:list-item>
          <text:p text:style-name="P6"><text:span text:style-name="T9">Application will support user, vendor and admin role. Use Angular either for admin or front end.</text:span></text:p>
        </text:list-item>
        <text:list-item>
          <text:p text:style-name="P6"><text:span text:style-name="T9">Vendor will add grocery item under various category.</text:span></text:p>
        </text:list-item>
        <text:list-item>
          <text:p text:style-name="P6"><text:span text:style-name="T9">Admin is responsible for adding categories in application.</text:span></text:p>
        </text:list-item>
        <text:list-item>
          <text:p text:style-name="P6"><text:span text:style-name="T9">Admin will allow vendor to add products.</text:span></text:p>
        </text:list-item>
        <text:list-item>
          <text:p text:style-name="P6"><text:span text:style-name="T9">User can add items in cart and order products.</text:span></text:p>
        </text:list-item>
        <text:list-item>
          <text:p text:style-name="P6"><text:span text:style-name="T9">Admin will provide offers and discounts.</text:span></text:p>
        </text:list-item>
        <text:list-item>
          <text:p text:style-name="P6"><text:span text:style-name="T9">Every purchase will add points to the user wallet. Can be reimbursed during billing once reach to some point. </text:span></text:p>
        </text:list-item>
        <text:list-item>
          <text:p text:style-name="P6"><text:span text:style-name="T9">User will get offers information once logged in into this application based on their previous purchased items and amount spent.</text:span></text:p>
        </text:list-item>
        <text:list-item>
          <text:p text:style-name="P6"><text:span text:style-name="T9">User can also schedule particular items for delivery.</text:span></text:p>
        </text:list-item>
        <text:list-item>
          <text:p text:style-name="P6"><text:span text:style-name="T9">User will give feedback and ratings.</text:span></text:p>
        </text:list-item>
        <text:list-item>
          <text:p text:style-name="P6"><text:span text:style-name="T9">User can communicate with admin and vendor to resolve their query once logged in. </text:span></text:p>
        </text:list-item>
      </text:list>
      <text:p text:style-name="P7"><text:span text:style-name="T10">Project Requirement</text:span></text:p>
      <text:list text:style-name="L8">
        <text:list-item>
          <text:p text:style-name="P8"><text:span text:style-name="T11">Angular 13</text:span></text:p>
        </text:list-item>
      </text:list>
      <text:p text:style-name="P9"><text:span text:style-name="T11"><text:s text:c="11"/>JSON</text:span></text:p>
      <text:p text:style-name="P10"><text:span text:style-name="T11"><text:s text:c="10"/>Rest Web Services API </text:span></text:p>
      <text:p text:style-name="P10"><text:span text:style-name="T12">Modules:</text:span></text:p>
      <text:p text:style-name="P10"><text:span text:style-name="T13">1.HomePage</text:span></text:p>
      <text:p text:style-name="P10"><text:span text:style-name="T13">2.AboutUs</text:span></text:p>
      <text:p text:style-name="P10"><text:span text:style-name="T13">3.Categories</text:span></text:p>
      <text:p text:style-name="P10"><text:span text:style-name="T13">4.Product</text:span></text:p>
      <text:p text:style-name="P10"><text:span text:style-name="T13">5.Deals</text:span></text:p>
      <text:p text:style-name="P10"><text:span text:style-name="T13">6.Contact</text:span></text:p>
      <text:p text:style-name="P10"><text:span text:style-name="T13">7.Cart</text:span></text:p>
      <text:p text:style-name="P10"><text:span text:style-name="T13">8.Admin Login &amp; Signup</text:span></text:p>
      <text:p text:style-name="P10"><text:span text:style-name="T13">9.Customer Login &amp; Signup</text:span></text:p>
      <text:p text:style-name="P10"><text:span text:style-name="T13">10.Feedback</text:span></text:p>
      <text:p text:style-name="P10"><text:span text:style-name="T14"/></text:p>
      <text:p text:style-name="P10"><text:span text:style-name="T15">Design:</text:span></text:p>
      <text:p text:style-name="P10"><text:span text:style-name="T16">1.Homepage</text:span></text:p>
      <text:p text:style-name="P11"><draw:frame text:anchor-type="as-char" svg:width="174.63mm" svg:height="77.43mm" style:rel-width="scale" style:rel-height="scale"><draw:object-ole xlink:href="OleObj1"/><draw:image xlink:href="ObjectReplacements/OleObj1"/></draw:frame><text:span text:style-name="T17"/></text:p>
      <text:p text:style-name="P12"><text:span text:style-name="T18">2.AboutUs</text:span></text:p>
      <text:p text:style-name="P13"><draw:frame text:anchor-type="as-char" svg:width="170.74mm" svg:height="97.19mm" style:rel-width="scale" style:rel-height="scale"><draw:object-ole xlink:href="OleObj2"/><draw:image xlink:href="ObjectReplacements/OleObj2"/></draw:frame><text:span text:style-name="T19"/></text:p>
      <text:p text:style-name="P14"><text:span text:style-name="T20">3.Categories</text:span></text:p>
      <text:p text:style-name="P14"><text:span text:style-name="T21"/></text:p>
      <text:p text:style-name="P14"><draw:frame text:anchor-type="as-char" svg:width="171.45mm" svg:height="99.66mm" style:rel-width="scale" style:rel-height="scale"><draw:object-ole xlink:href="OleObj3"/><draw:image xlink:href="ObjectReplacements/OleObj3"/></draw:frame><text:span text:style-name="T21"/></text:p>
      <text:p text:style-name="P14"><text:span text:style-name="T22">4.Product</text:span></text:p>
      <text:p text:style-name="P14"><draw:frame text:anchor-type="as-char" svg:width="161.04mm" svg:height="61.03mm" style:rel-width="scale" style:rel-height="scale"><draw:object-ole xlink:href="OleObj4"/><draw:image xlink:href="ObjectReplacements/OleObj4"/></draw:frame><text:span text:style-name="T23"/></text:p>
      <text:p text:style-name="P14"><text:span text:style-name="T24">5.Deals</text:span></text:p>
      <text:p text:style-name="P14"><draw:frame text:anchor-type="as-char" svg:width="164.22mm" svg:height="102.13mm" style:rel-width="scale" style:rel-height="scale"><draw:object-ole xlink:href="OleObj5"/><draw:image xlink:href="ObjectReplacements/OleObj5"/></draw:frame><text:span text:style-name="T25"/></text:p>
      <text:p text:style-name="P15"><text:span text:style-name="T26">6.Contact</text:span></text:p>
      <table:table table:style-name="Table01">
        <table:table-column table:style-name="TableColumn0100"/>
        <table:table-row table:style-name="TableRow0100">
          <table:table-cell table:style-name="TableCell010000">
            <text:p text:style-name="P17"><text:span text:style-name="T28"><text:s/></text:span></text:p>
            <table:table table:style-name="Table02">
              <table:table-column table:style-name="TableColumn0200"/>
              <table:table-row table:style-name="TableRow0200">
                <table:table-cell table:style-name="TableCell020000">
                  <text:p text:style-name="P19"><text:span text:style-name="T30">Home<text:s text:c="2"/>aboutus<text:s text:c="2"/>categories<text:s text:c="2"/>product deals<text:s text:c="2"/>contact<text:s text:c="42"/>cart<text:s text:c="16"/>signup</text:span><text:span text:style-name="T31"/></text:p>
                </table:table-cell>
              </table:table-row>
            </table:table>
            <text:p text:style-name="P21"><text:span text:style-name="T32"><text:s text:c="25"/></text:span></text:p>
            <text:p text:style-name="P21"><text:span text:style-name="T33"/></text:p>
            <text:p text:style-name="P21"><text:span text:style-name="T34"><text:s text:c="37"/></text:span><text:span text:style-name="T35">Contact</text:span></text:p>
            <text:p text:style-name="P21"><text:span text:style-name="T36"/></text:p>
            <table:table table:style-name="Table03">
              <table:table-column table:style-name="TableColumn0300"/>
              <table:table-row table:style-name="TableRow0300">
                <table:table-cell table:style-name="TableCell030000">
                  <text:p text:style-name="P23"><text:span text:style-name="T37">Name:</text:span><text:span text:style-name="T38"/></text:p>
                </table:table-cell>
              </table:table-row>
            </table:table>
            <text:p text:style-name="P25"><text:span text:style-name="T38"/></text:p>
            <table:table table:style-name="Table04">
              <table:table-column table:style-name="TableColumn0400"/>
              <table:table-row table:style-name="TableRow0400">
                <table:table-cell table:style-name="TableCell040000">
                  <text:p text:style-name="P27"><text:span text:style-name="T39">Contact</text:span><text:span text:style-name="T40"><text:s/></text:span><text:span text:style-name="T41">no:</text:span><text:span text:style-name="T42"/></text:p>
                </table:table-cell>
              </table:table-row>
            </table:table>
            <text:p text:style-name="P29"><text:span text:style-name="T42"/></text:p>
            <table:table table:style-name="Table05">
              <table:table-column table:style-name="TableColumn0500"/>
              <table:table-row table:style-name="TableRow0500">
                <table:table-cell table:style-name="TableCell050000">
                  <text:p text:style-name="P31"><text:span text:style-name="T43">Address:</text:span><text:span text:style-name="T44"/></text:p>
                </table:table-cell>
              </table:table-row>
            </table:table>
            <text:p text:style-name="P33"><text:span text:style-name="T44"/></text:p>
            <table:table table:style-name="Table06">
              <table:table-column table:style-name="TableColumn0600"/>
              <table:table-row table:style-name="TableRow0600">
                <table:table-cell table:style-name="TableCell060000">
                  <text:p text:style-name="P35"><text:span text:style-name="T45">Message/queries:</text:span><text:span text:style-name="T46"/></text:p>
                </table:table-cell>
              </table:table-row>
            </table:table>
            <text:p text:style-name="P37"><text:span text:style-name="T46"/></text:p>
            <text:p text:style-name="P37"><text:span text:style-name="T46"/></text:p>
          </table:table-cell>
        </table:table-row>
      </table:table>
      <text:p text:style-name="P39"><text:span text:style-name="T46"/></text:p>
      <text:p text:style-name="P39"><text:span text:style-name="T47"><text:s/>7.Cart:</text:span></text:p>
      <text:p text:style-name="P39"><draw:frame text:anchor-type="as-char" svg:width="157.34mm" svg:height="79.73mm" style:rel-width="scale" style:rel-height="scale"><draw:object-ole xlink:href="OleObj6"/><draw:image xlink:href="ObjectReplacements/OleObj6"/></draw:frame><text:span text:style-name="T49">8</text:span><text:span text:style-name="T50">.Signup</text:span></text:p>
      <text:p text:style-name="P40"><draw:frame text:anchor-type="as-char" svg:width="146.58mm" svg:height="91.19mm" style:rel-width="scale" style:rel-height="scale"><draw:object-ole xlink:href="OleObj7"/><draw:image xlink:href="ObjectReplacements/OleObj7"/></draw:frame><text:span text:style-name="T51"/></text:p>
      <text:p text:style-name="P41"><text:span text:style-name="T51"/></text:p>
      <text:p text:style-name="P42"><text:span text:style-name="T51"/></text:p>
      <text:p text:style-name="P43"><text:span text:style-name="T5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